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1. TRIGGER BEFORE EN LA SENTENCIA UPDATE</text:p>
      <text:p text:style-name="Standard">-- a. Utilizando la BD FilmStore genera un trigger que valide el código postal de un cliente antes de una sentencia UPDATE.</text:p>
      <text:p text:style-name="Standard">-- Si por casualidad el nuevo valor es negativo, entonces asignaremos NULL a este atributo. </text:p>
      <text:p text:style-name="Standard">use filmStore;</text:p>
      <text:p text:style-name="Standard"/>
      <text:p text:style-name="Standard"><text:s/>drop trigger clientes_BU_trigger;</text:p>
      <text:p text:style-name="Standard"><text:s/>delimiter $$</text:p>
      <text:p text:style-name="Standard"><text:tab/>create trigger clientes_BU_trigger before update</text:p>
      <text:p text:style-name="Standard"><text:s text:c="4"/>on clientes for each row</text:p>
      <text:p text:style-name="Standard"><text:s text:c="4"/>begin</text:p>
      <text:p text:style-name="Standard"><text:tab/><text:tab/>if (new.codigoPostal &lt; 0) then</text:p>
      <text:p text:style-name="Standard"><text:tab/><text:tab/><text:tab/>set new.codigoPostal = null;</text:p>
      <text:p text:style-name="Standard"><text:s text:c="8"/>end if;</text:p>
      <text:p text:style-name="Standard"><text:s text:c="4"/>end $$</text:p>
      <text:p text:style-name="Standard"><text:s/>delimiter ;</text:p>
      <text:p text:style-name="Standard">-- b. Comprobar si se ha creado bien (SHOW CREATE TRIGGER clientes_BU_Trigger_CP;)</text:p>
      <text:p text:style-name="Standard">show create trigger clientes_BU_trigger;</text:p>
      <text:p text:style-name="Standard">-- c. TEST: Actualizar el código postal (cp) a -1 del cliente con dni 56987412X. </text:p>
      <text:p text:style-name="Standard">update clientes set codigoPostal = -1 where dniCliente = '56987412X';</text:p>
      <text:p text:style-name="Standard">-- d. Comprobar que el trigger se ha activado y aparece NULL en el CP del cliente con dni 56987412X.</text:p>
      <text:p text:style-name="Standard">select * from clientes;</text:p>
      <text:p text:style-name="Standard">-- e. Modificar el trigger clientes_BU_Trigger_CP para que asigne NULL al CP si el valor introducido no está entre 0 y 52.999</text:p>
      <text:p text:style-name="Standard"><text:s/>drop trigger clientes_BU_trigger;</text:p>
      <text:p text:style-name="Standard"><text:s/>delimiter $$</text:p>
      <text:p text:style-name="Standard"><text:tab/>create trigger clientes_BU_trigger before update</text:p>
      <text:p text:style-name="Standard"><text:s text:c="4"/>on clientes for each row</text:p>
      <text:p text:style-name="Standard"><text:s text:c="4"/>begin</text:p>
      <text:p text:style-name="Standard"><text:tab/><text:tab/>if (new.codigoPostal &lt; 0 or new.codigoPostal &gt; 52999) then</text:p>
      <text:p text:style-name="Standard"><text:tab/><text:tab/><text:tab/>set new.codigoPostal = null;</text:p>
      <text:p text:style-name="Standard"><text:s text:c="8"/>end if;</text:p>
      <text:p text:style-name="Standard"><text:s text:c="4"/>end $$</text:p>
      <text:p text:style-name="Standard"><text:s/>delimiter ;</text:p>
      <text:p text:style-name="Standard">-- f. TEST: Actualizar el código postal (cp) a 58500 del cliente con dni 22.</text:p>
      <text:p text:style-name="Standard">update clientes set codigoPostal = 58500 where nombre = 'Manuel';</text:p>
      <text:p text:style-name="Standard">-- g. Comprobar que el trigger se ha activado y aparece NULL en el CP del cliente con dni 56987412X.</text:p>
      <text:p text:style-name="Standard">select * from clientes;</text:p>
      <text:p text:style-name="Standard">-- h. Crear un trigger para que cuando se modifique el precio de una película a un valor menor que 0 </text:p>
      <text:p text:style-name="Standard">-- o mayor que 30 lo vuelva a dejar con el valor antiguo. (Como si no lo hubiese modificado)</text:p>
      <text:p text:style-name="Standard"><text:s/>drop trigger peliculas_BU_trigger;</text:p>
      <text:p text:style-name="Standard"><text:s/>delimiter $$</text:p>
      <text:p text:style-name="Standard"><text:tab/>create trigger peliculas_BU_trigger before update</text:p>
      <text:p text:style-name="Standard"><text:s text:c="4"/>on peliculas for each row</text:p>
      <text:p text:style-name="Standard"><text:s text:c="4"/>begin</text:p>
      <text:p text:style-name="Standard"><text:tab/><text:tab/>if (new.precio &lt; 0 or new.precio &gt; 30) then</text:p>
      <text:p text:style-name="Standard"><text:tab/><text:tab/><text:tab/>set new.precio = old.precio;</text:p>
      <text:p text:style-name="Standard"><text:s text:c="8"/>end if;</text:p>
      <text:p text:style-name="Standard"><text:s text:c="4"/>end $$</text:p>
      <text:p text:style-name="Standard"><text:s/>delimiter ;</text:p>
      <text:p text:style-name="Standard"><text:soft-page-break/></text:p>
      <text:p text:style-name="Standard">-- i. TEST: Actualizar el precio a 40 del código de película 1</text:p>
      <text:p text:style-name="Standard">update peliculas set precio = 40 where codPelicula = 1;</text:p>
      <text:p text:style-name="Standard">-- j. Comprobar que el trigger se ha activado y el precio no se ha modificado.</text:p>
      <text:p text:style-name="Standard">select * from peliculas where codPelicula = 1;</text:p>
      <text:p text:style-name="Standard"/>
      <text:p text:style-name="Standard"/>
      <text:p text:style-name="Standard">-- 2. TRIGGER AFTER EN LA SENTENCIA UPDATE </text:p>
      <text:p text:style-name="Standard">-- a. Para la actividad del negocio se ha creado un sistema de facturación sencillo, que registra las compras realizadas dentro de una tabla que contiene el detalle de las compras. </text:p>
      <text:p text:style-name="Standard">-- b. La tienda tiene 4 vendedores de turno, los cuales se encargan de registrar las compras de los clientes en el horario de funcionamiento.</text:p>
      <text:p text:style-name="Standard"/>
      <text:p text:style-name="Standard"/>
      <text:p text:style-name="Standard">-- c. Crear una tabla: log_updates(idUser, descripción). NOTA: idUser es el usuario que está ejecutando en ese momento la sentencia update.</text:p>
      <text:p text:style-name="Standard">create table log_updates(</text:p>
      <text:p text:style-name="Standard"><text:tab/>idUser varchar(20) primary key,</text:p>
      <text:p text:style-name="Standard"><text:s text:c="4"/>descripcion varchar(90)</text:p>
      <text:p text:style-name="Standard">);</text:p>
      <text:p text:style-name="Standard">-- d. Crear el Trigger compras_AU_Trigger. Implementa un trigger que guarde </text:p>
      <text:p text:style-name="Standard">-- los cambios realizados por los vendedores sobre la tabla COMPRAS </text:p>
      <text:p text:style-name="Standard">-- en una nueva tabla que llamaremos </text:p>
      <text:p text:style-name="Standard"><text:s/>drop trigger compras_AT_trigger;</text:p>
      <text:p text:style-name="Standard"><text:s/>delimiter $$</text:p>
      <text:p text:style-name="Standard"><text:tab/>create trigger compras_AT_trigger before update</text:p>
      <text:p text:style-name="Standard"><text:s text:c="4"/>on compras for each row</text:p>
      <text:p text:style-name="Standard"><text:s text:c="4"/>begin</text:p>
      <text:p text:style-name="Standard"><text:tab/><text:tab/>if old.dniCliente != new.dniCliente then</text:p>
      <text:p text:style-name="Standard"><text:tab/><text:tab/><text:tab/>insert into log_updates values (current_user(), concat('cliente cambiado de ', old.dniCLiente, ' a ', new.dniCliente));</text:p>
      <text:p text:style-name="Standard"><text:tab/><text:tab/>elseif (old.fechaCompra != new.fechaCompra) then</text:p>
      <text:p text:style-name="Standard"><text:tab/><text:tab/><text:tab/>insert into log_updates values (current_user(), concat('fecha cambiada de ', old.fechaCompra, ' a ', new.fechaCompra));</text:p>
      <text:p text:style-name="Standard"><text:s text:c="8"/>end if;</text:p>
      <text:p text:style-name="Standard"><text:s text:c="4"/>end $$</text:p>
      <text:p text:style-name="Standard"><text:s/>delimiter ;</text:p>
      <text:p text:style-name="Standard">-- Con este registro de logs sabemos si algún vendedor está alterando las facturas. Cada registro informa el usuario que modificó la tabla COMPRAS y muestra una descripción sobre los cambios en cada columna. </text:p>
      <text:p text:style-name="Standard"/>
      <text:p text:style-name="Standard">-- e. TEST: Modificar cualquier dato de la tabla compras y verificar si se agrega un registro con los cambios en la tabla log_updates.</text:p>
      <text:p text:style-name="Standard">update compras set fechaCompra = '2022-01-01 00:00:00' where fechaCompra = '2023-01-01 00:00:00';</text:p>
      <text:p text:style-name="Standard"/>
      <text:p text:style-name="Standard"/>
      <text:p text:style-name="Standard">-- 3. TRIGGER BEFORE en la sentencia INSERT</text:p>
      <text:p text:style-name="Standard">-- a. A continuación, conocerás como mantener la integridad de una base de datos con respecto a un atributo derivado. </text:p>
      <text:p text:style-name="Standard">-- b. Crea una tabla llamada: TOTAL_COMPRAS en ella se almacenarán las ventas totales que se han hecho a cada cliente del negocio, es decir, la cantidad invertida por cada cliente. </text:p>
      <text:p text:style-name="Standard"><text:soft-page-break/>-- EJ: Si el cliente Pedro Sánchez en una ocasión compró 10€, luego compró 12€ y hace poco ha vuelto a comprar 10€, entonces el total vendido a este cliente es de 32€.</text:p>
      <text:p text:style-name="Standard">-- c. Vamos a suponer ahora que eliminamos la última compra realizada por este cliente, ¿qué pasaría con el registro en TOTAL_COMPRAS? ¿quedaría desactualizado no?</text:p>
      <text:p text:style-name="Standard">-- d. Para solucionar esta situación vamos a crear tres Triggers. Para que cada vez que use un comando DML en la tabla COMPRAS, no tenga que preocuparse por actualizar manualmente TOTAL_COMPRAS </text:p>
      <text:p text:style-name="Standard">-- i. Crear los triggers compras_BI_Trigger, compras_BU_Trigger y compras_BD_Trigger </text:p>
      <text:p text:style-name="Standard">-- e. TEST: Eliminar la base de datos. Ahora crear la base de datos, pero antes de insertar ningún dato en ella crear la 3 triggers del punto anterior. Comprobar que la tabla TOTAL_COMPRAS se ha rellenado. </text:p>
      <text:p text:style-name="Standard">-- f. TEST: Insertar una nueva compra y comprobar que la tabla TOTAL_COMPRAS se actualiza.</text:p>
      <text:p text:style-name="Standard">-- g. TEST: Modificar el código de la película de la compra anterior y comprobar que la tabla TOTAL_COMPRAS se actualiza. </text:p>
      <text:p text:style-name="Standard">-- h. TEST: Eliminar la compra anterior y comprobar que la tabla TOTAL_COMPRAS se actualiza.</text:p>
      <text:p text:style-name="Standard"/>
      <text:p text:style-name="Standard">-- Resetea la base de datos filmStore, primero crea tablas, liego trigger y luego inserta</text:p>
      <text:p text:style-name="Standard">use filmStore;</text:p>
      <text:p text:style-name="Standard">describe clientes;</text:p>
      <text:p text:style-name="Standard">describe compras;</text:p>
      <text:p text:style-name="Standard">DROP TABLE TOTAL_COMPRAS;</text:p>
      <text:p text:style-name="Standard">create table TOTAL_COMPRAS(</text:p>
      <text:p text:style-name="Standard"><text:tab/>dniCliente char(9) primary key,</text:p>
      <text:p text:style-name="Standard"><text:s text:c="4"/>cantidadInvertida double</text:p>
      <text:p text:style-name="Standard">);</text:p>
      <text:p text:style-name="Standard"/>
      <text:p text:style-name="Standard">-- TRIGGER ANTES DE INSERTAR</text:p>
      <text:p text:style-name="Standard">drop trigger compras_BI_Trigger;</text:p>
      <text:p text:style-name="Standard">delimiter $$</text:p>
      <text:p text:style-name="Standard">create trigger compras_BI_Trigger before insert </text:p>
      <text:p text:style-name="Standard">on compras for each row</text:p>
      <text:p text:style-name="Standard">begin</text:p>
      <text:p text:style-name="Standard"><text:tab/>declare dniClienteAux char(9) default (select dniCliente from TOTAL_COMPRAS where dniCliente = new.dniCliente);</text:p>
      <text:p text:style-name="Standard"><text:s text:c="4"/>declare cantidadAux double default (select sum(precio) from compras join peliculas on compras.codPelicula = peliculas.codPelicula </text:p>
      <text:p text:style-name="Standard"><text:tab/><text:tab/>where compras.dniCliente = new.dniCliente);</text:p>
      <text:p text:style-name="Standard"><text:tab/>declare precioNuevo double default (select precio from peliculas where codPelicula = new.codPelicula);</text:p>
      <text:p text:style-name="Standard"><text:s text:c="4"/>if dniClienteAux is null then</text:p>
      <text:p text:style-name="Standard"><text:tab/><text:tab/>insert into TOTAL_COMPRAS values(new.dniCliente, precioNuevo);</text:p>
      <text:p text:style-name="Standard"><text:tab/>else</text:p>
      <text:p text:style-name="Standard"><text:tab/>update TOTAL_COMPRAS set cantidadInvertida = (cantidadAux + precioNuevo) where dniCliente = dniClienteAux;</text:p>
      <text:p text:style-name="Standard"><text:s text:c="4"/>end if;</text:p>
      <text:p text:style-name="Standard">end $$</text:p>
      <text:p text:style-name="Standard">delimiter ;</text:p>
      <text:p text:style-name="Standard"/>
      <text:p text:style-name="Standard">-- TRIGGER ANTES DE ACTUALIZAR (solo preparado para actualizar codigo y dando cliente , fecha compra y cod pelicula)</text:p>
      <text:p text:style-name="Standard"><text:s/>drop trigger compras_BU_Trigger;</text:p>
      <text:p text:style-name="Standard"><text:s/>delimiter $$</text:p>
      <text:p text:style-name="Standard"><text:soft-page-break/><text:tab/>create trigger compras_BU_Trigger before update</text:p>
      <text:p text:style-name="Standard"><text:s text:c="4"/>on compras for each row</text:p>
      <text:p text:style-name="Standard"><text:s text:c="4"/>begin</text:p>
      <text:p text:style-name="Standard"><text:tab/><text:tab/>declare precioViejo double default (select precio from peliculas where codPelicula = old.codPelicula);</text:p>
      <text:p text:style-name="Standard"><text:tab/><text:tab/>declare precioNuevo double default (select precio from peliculas where codPelicula = new.codPelicula);</text:p>
      <text:p text:style-name="Standard"><text:tab/><text:tab/>declare dniClienteAUx char(9) default (select dniCliente from compras where </text:p>
      <text:p text:style-name="Standard"><text:tab/><text:tab/><text:tab/>codPelicula = old.codPelicula and dniCliente = old.dniCliente and fechaCompra = old.fechaCompra);</text:p>
      <text:p text:style-name="Standard"><text:tab/><text:tab/>declare cantidadNueva double default ((select cantidadInvertida from TOTAL_COMPRAS where dniCliente = dniClienteAux) - precioViejo + precioNuevo);</text:p>
      <text:p text:style-name="Standard"><text:s text:c="8"/>update TOTAL_COMPRAS set cantidadInvertida = cantidadNueva where dniCliente = dniClienteAux;</text:p>
      <text:p text:style-name="Standard">-- declare cantidadAux int default (select sum(precio) from compras join peliculas on compras.codPelicula = peliculas.codPelicula </text:p>
      <text:p text:style-name="Standard">-- where compras.dniCliente = new.dniCliente) - old;</text:p>
      <text:p text:style-name="Standard"><text:s text:c="4"/>end $$</text:p>
      <text:p text:style-name="Standard"><text:s/>delimiter ;</text:p>
      <text:p text:style-name="Standard"/>
      <text:p text:style-name="Standard">-- TRIGGER BEFORE DELETE</text:p>
      <text:p text:style-name="Standard"/>
      <text:p text:style-name="Standard"><text:s/>drop trigger compras_BD_Trigger;</text:p>
      <text:p text:style-name="Standard"><text:s/>delimiter $$</text:p>
      <text:p text:style-name="Standard"><text:tab/>create trigger compras_BD_Trigger before delete</text:p>
      <text:p text:style-name="Standard"><text:s text:c="4"/>on compras for each row</text:p>
      <text:p text:style-name="Standard"><text:s text:c="4"/>begin</text:p>
      <text:p text:style-name="Standard"><text:tab/><text:tab/>declare cantidadRestar double default (select precio from peliculas where peliculas.codPelicula = old.codPelicula);</text:p>
      <text:p text:style-name="Standard"><text:tab/><text:tab/>declare cantidadAux double default ((select cantidadInvertida from TOTAL_COMPRAS where dniCliente =old.dniCliente) - cantidadRestar);</text:p>
      <text:p text:style-name="Standard"><text:tab/><text:tab/>update TOTAL_COMPRAS set cantidadInvertida = cantidadAux where dniCliente = old.dniCliente;</text:p>
      <text:p text:style-name="Standard"><text:s text:c="4"/>end $$</text:p>
      <text:p text:style-name="Standard"><text:s/>delimiter ;</text:p>
      <text:p text:style-name="Standard"/>
      <text:p text:style-name="Standard">select * from TOTAL_COMPRAS;</text:p>
      <text:p text:style-name="Standard">-- f. TEST: Insertar una nueva compra y comprobar que la tabla TOTAL_COMPRAS se actualiza.</text:p>
      <text:p text:style-name="Standard">insert into compras values(11, '43535545C', '2012-08-07 00:00:00');</text:p>
      <text:p text:style-name="Standard">insert into compras values(11, '56987412X', '2012-08-07 00:00:00');</text:p>
      <text:p text:style-name="Standard">-- g. TEST: Modificar el código de la película de la compra anterior y comprobar que la tabla TOTAL_COMPRAS se actualiza.</text:p>
      <text:p text:style-name="Standard">-- le voy a quitar una pelicula que cuesta 39.95 y le voy a poner una que cuesta '35.95'. El clienta '43535545C' de 156 tendria que bajar a 152</text:p>
      <text:p text:style-name="Standard">update compras set codPelicula = 5 where codPelicula = 11 and dniCliente = '43535545C' and fechaCompra = '2012-08-07 00:00:00';</text:p>
      <text:p text:style-name="Standard">-- h. TEST: Eliminar la compra anterior y comprobar que la tabla TOTAL_COMPRAS se actualiza.</text:p>
      <text:p text:style-name="Standard">-- Tendría que desaparecer una compra de 39.95 y pasar de 152 <text:s/>112.05</text:p>
      <text:p text:style-name="Standard">delete from compras where codPelicula = 11 and dniCliente = '43535545C' and fechaCompra = '2013-08-06 00:00:00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9T14:02:17.48</meta:creation-date>
    <meta:editing-duration>PT1H5M54S</meta:editing-duration>
    <meta:editing-cycles>3</meta:editing-cycles>
    <meta:generator>OpenOffice/4.1.14$Win32 OpenOffice.org_project/4114m1$Build-9811</meta:generator>
    <dc:date>2024-05-19T15:08:08.42</dc:date>
    <dc:creator>Daniel Ojeda Martel</dc:creator>
    <meta:document-statistic meta:table-count="0" meta:image-count="0" meta:object-count="0" meta:page-count="4" meta:paragraph-count="151" meta:word-count="1333" meta:character-count="8959"/>
  </office:meta>
</office:document-meta>
</file>